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360000621E000043EE0CB5388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5.117cm" svg:height="17.389cm" svg:x="1.499cm" svg:y="1.857cm">
          <draw:image xlink:href="Pictures/200001360000621E000043EE0CB5388C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31T14:34:20</meta:creation-date>
    <dc:date>2009-08-22T13:34:02</dc:date>
    <dc:language>en-US</dc:language>
    <meta:editing-cycles>6</meta:editing-cycles>
    <meta:editing-duration>PT2M2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